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4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7bd6b" officeooo:paragraph-rsid="0007bd6b" style:font-weight-asian="bold" style:font-weight-complex="bold"/>
    </style:style>
    <style:style style:name="P2" style:family="paragraph" style:parent-style-name="Standard">
      <style:text-properties fo:font-weight="bold" officeooo:rsid="000bf3b9" officeooo:paragraph-rsid="000bf3b9" style:font-weight-asian="bold" style:font-weight-complex="bold"/>
    </style:style>
    <style:style style:name="P3" style:family="paragraph" style:parent-style-name="Standard">
      <style:text-properties fo:font-weight="bold" officeooo:rsid="000e4f70" officeooo:paragraph-rsid="000e4f70" style:font-weight-asian="bold" style:font-weight-complex="bold"/>
    </style:style>
    <style:style style:name="P4" style:family="paragraph" style:parent-style-name="Standard">
      <style:text-properties fo:font-weight="bold" officeooo:rsid="00126c8a" officeooo:paragraph-rsid="0007bd6b" style:font-weight-asian="bold" style:font-weight-complex="bold"/>
    </style:style>
    <style:style style:name="P5" style:family="paragraph" style:parent-style-name="Standard">
      <style:text-properties fo:font-weight="normal" officeooo:rsid="000bf3b9" officeooo:paragraph-rsid="000bf3b9" style:font-weight-asian="normal" style:font-weight-complex="normal"/>
    </style:style>
    <style:style style:name="P6" style:family="paragraph" style:parent-style-name="Standard">
      <style:text-properties fo:font-weight="normal" officeooo:rsid="000bf3b9" officeooo:paragraph-rsid="000ca64c" style:font-weight-asian="normal" style:font-weight-complex="normal"/>
    </style:style>
    <style:style style:name="P7" style:family="paragraph" style:parent-style-name="Standard">
      <style:text-properties fo:font-weight="normal" officeooo:rsid="000bf3b9" officeooo:paragraph-rsid="000e4f70" style:font-weight-asian="normal" style:font-weight-complex="normal"/>
    </style:style>
    <style:style style:name="P8" style:family="paragraph" style:parent-style-name="Standard">
      <style:text-properties fo:font-weight="normal" officeooo:rsid="000ca64c" officeooo:paragraph-rsid="000ca64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26c8a" officeooo:paragraph-rsid="00126c8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34206" officeooo:paragraph-rsid="00134206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34206" officeooo:paragraph-rsid="00145469" style:font-weight-asian="normal" style:font-weight-complex="normal"/>
    </style:style>
    <style:style style:name="P12" style:family="paragraph" style:parent-style-name="Standard">
      <style:text-properties fo:font-style="normal" fo:font-weight="normal" officeooo:rsid="000ca64c" officeooo:paragraph-rsid="000ca64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break-before="page"/>
      <style:text-properties fo:font-weight="bold" officeooo:rsid="0007bd6b" officeooo:paragraph-rsid="0007bd6b" style:font-weight-asian="bold" style:font-weight-complex="bold"/>
    </style:style>
    <style:style style:name="P14" style:family="paragraph" style:parent-style-name="Table_20_Contents">
      <style:text-properties officeooo:rsid="000e4f70" officeooo:paragraph-rsid="000e4f70"/>
    </style:style>
    <style:style style:name="P15" style:family="paragraph" style:parent-style-name="Table_20_Contents">
      <style:paragraph-properties fo:text-align="center" style:justify-single-word="false"/>
      <style:text-properties officeooo:rsid="000e4f70" officeooo:paragraph-rsid="000e4f70"/>
    </style:style>
    <style:style style:name="P16" style:family="paragraph" style:parent-style-name="Standard" style:list-style-name="L1">
      <style:text-properties fo:font-weight="normal" officeooo:rsid="000bf3b9" officeooo:paragraph-rsid="000bf3b9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094a13" officeooo:paragraph-rsid="00094a13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34206" officeooo:paragraph-rsid="00134206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134206" officeooo:paragraph-rsid="00134206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134206" officeooo:paragraph-rsid="00186b1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34206" officeooo:paragraph-rsid="00134206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145469" officeooo:paragraph-rsid="00145469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177f40" officeooo:paragraph-rsid="00177f40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186b17" officeooo:paragraph-rsid="00186b17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186b17" officeooo:paragraph-rsid="0019ebf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fcac9" officeooo:paragraph-rsid="001f285a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fcac9" officeooo:paragraph-rsid="001fcac9" style:font-weight-asian="normal" style:font-weight-complex="normal"/>
    </style:style>
    <style:style style:name="P28" style:family="paragraph" style:parent-style-name="Standard" style:list-style-name="L2">
      <style:text-properties fo:font-weight="normal" officeooo:rsid="001fcac9" officeooo:paragraph-rsid="00206066" style:font-weight-asian="normal" style:font-weight-complex="normal"/>
    </style:style>
    <style:style style:name="P29" style:family="paragraph" style:parent-style-name="Standard" style:list-style-name="L2">
      <style:text-properties officeooo:rsid="00145469" officeooo:paragraph-rsid="00145469"/>
    </style:style>
    <style:style style:name="P30" style:family="paragraph" style:parent-style-name="Standard" style:list-style-name="L2">
      <style:text-properties fo:font-weight="bold" officeooo:rsid="000e4f70" officeooo:paragraph-rsid="000e4f70" style:font-weight-asian="bold" style:font-weight-complex="bold"/>
    </style:style>
    <style:style style:name="P31" style:family="paragraph" style:parent-style-name="Standard" style:list-style-name="L2">
      <style:text-properties fo:font-weight="bold" officeooo:paragraph-rsid="001fcac9" style:font-weight-asian="bold" style:font-weight-complex="bold"/>
    </style:style>
    <style:style style:name="P32" style:family="paragraph" style:parent-style-name="Standard" style:list-style-name="L2">
      <style:text-properties officeooo:rsid="001fcac9" officeooo:paragraph-rsid="00206066"/>
    </style:style>
    <style:style style:name="P33" style:family="paragraph" style:parent-style-name="Standard" style:list-style-name="L2">
      <style:text-properties style:font-name="DejaVu Sans Mono" fo:font-size="10pt" officeooo:rsid="001fcac9" officeooo:paragraph-rsid="00206066" style:font-size-asian="10pt" style:font-size-complex="10pt"/>
    </style:style>
    <style:style style:name="P34" style:family="paragraph" style:parent-style-name="Standard" style:list-style-name="L2">
      <style:text-properties style:font-name="DejaVu Sans Mono" fo:font-size="10pt" fo:font-weight="normal" officeooo:rsid="00206066" officeooo:paragraph-rsid="00206066" style:font-size-asian="10pt" style:font-weight-asian="normal" style:font-size-complex="10pt" style:font-weight-complex="normal"/>
    </style:style>
    <style:style style:name="P35" style:family="paragraph" style:parent-style-name="Standard" style:list-style-name="L2">
      <style:text-properties style:font-name="DejaVu Sans Mono" fo:font-size="10pt" fo:font-weight="normal" officeooo:rsid="001fcac9" officeooo:paragraph-rsid="00206066" style:font-size-asian="10pt" style:font-weight-asian="normal" style:font-size-complex="10pt" style:font-weight-complex="normal"/>
    </style:style>
    <style:style style:name="P36" style:family="paragraph" style:parent-style-name="Standard" style:list-style-name="L2">
      <style:text-properties style:text-underline-style="solid" style:text-underline-type="double" style:text-underline-width="auto" style:text-underline-color="font-color" officeooo:rsid="001fcac9" officeooo:paragraph-rsid="00206066"/>
    </style:style>
    <style:style style:name="T1" style:family="text">
      <style:text-properties officeooo:rsid="000bf3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285a" style:font-weight-asian="bold" style:font-weight-complex="bold"/>
    </style:style>
    <style:style style:name="T4" style:family="text">
      <style:text-properties officeooo:rsid="000ca64c"/>
    </style:style>
    <style:style style:name="T5" style:family="text">
      <style:text-properties officeooo:rsid="000e4f70"/>
    </style:style>
    <style:style style:name="T6" style:family="text">
      <style:text-properties officeooo:rsid="00094a1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285a" style:font-weight-asian="normal" style:font-weight-complex="normal"/>
    </style:style>
    <style:style style:name="T9" style:family="text">
      <style:text-properties fo:font-weight="normal" officeooo:rsid="00206066" style:font-weight-asian="normal" style:font-weight-complex="normal"/>
    </style:style>
    <style:style style:name="T10" style:family="text">
      <style:text-properties officeooo:rsid="00145469"/>
    </style:style>
    <style:style style:name="T11" style:family="text">
      <style:text-properties officeooo:rsid="00164dc2"/>
    </style:style>
    <style:style style:name="T12" style:family="text">
      <style:text-properties officeooo:rsid="00186b17"/>
    </style:style>
    <style:style style:name="T13" style:family="text">
      <style:text-properties officeooo:rsid="0019ebf1"/>
    </style:style>
    <style:style style:name="T14" style:family="text">
      <style:text-properties officeooo:rsid="001bcd20"/>
    </style:style>
    <style:style style:name="T15" style:family="text">
      <style:text-properties officeooo:rsid="001f285a"/>
    </style:style>
    <style:style style:name="T16" style:family="text">
      <style:text-properties officeooo:rsid="00206066"/>
    </style:style>
    <style:style style:name="T17" style:family="text">
      <style:text-properties officeooo:rsid="00210bfc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Задание.</text:p>
      <text:p text:style-name="P4"/>
      <text:p text:style-name="P9"><text:tab/>Требуется создать сетевой программный комплекс для анализа частоты вхождения слов в текст. Сервер должен предоставлять подключенным по сети клиентам возможность отправлять на него тексты, считать статистику вхождения различных слов в текст, отображать результаты на стороне клиента, сохранять статистику на стороне сервера, загружать статистику, а также объединять различные статистики.</text:p>
      <text:p text:style-name="P9"><text:tab/>В рамках выполнения задания требуется н<text:span text:style-name="T6">аписать </text:span>спецификацию протокола, написать ПО сервера и клиент с графическим интерфейсом.</text:p>
      <text:p text:style-name="P9"><text:tab/>Для прототипирования сервера был выбран, язык программирования python, реализация же сервера была сделана на языке c++. </text:p>
      <text:p text:style-name="P9"><text:tab/>В ходе выполнения задания оказалось, что не все команды, предусмотренные протоколом поддерживаются в обоих версиях сервера, в результате чего было сформировано дополнительное требование к протоколу — уведомление клиента о списке поддерживаех сервером возможностей протокола, что так же было отражено в спецификации и затем реализовано в обеих версиях сервера. </text:p>
      <text:p text:style-name="P9"><text:tab/>Для написания клиента была выбрана платформа JavaSE, так как она «из коробки» предоставляет возможность написания кросс-платформенного приложения с графическим интерфейсом. <text:s/></text:p>
      <text:p text:style-name="P1"/>
      <text:p text:style-name="P1">Состав проекта.</text:p>
      <text:p text:style-name="P1"/>
      <text:list xml:id="list8984722251130169856" text:style-name="L1">
        <text:list-item>
          <text:p text:style-name="P16">Спецификация протокола в стиле RFC.</text:p>
        </text:list-item>
        <text:list-item>
          <text:p text:style-name="P17">Прототип сервера на языке python.</text:p>
        </text:list-item>
        <text:list-item>
          <text:p text:style-name="P17">Реализация сервера на языке c++.</text:p>
        </text:list-item>
        <text:list-item>
          <text:p text:style-name="P17">Графический клиент на языке Java.</text:p>
        </text:list-item>
        <text:list-item>
          <text:p text:style-name="P18">Исходные коды всего проекта с комментариями как внутри текстов программ, так и с дополнительными комментариями и диаграммами.</text:p>
        </text:list-item>
      </text:list>
      <text:p text:style-name="P1"/>
      <text:p text:style-name="P1"/>
      <text:p text:style-name="P13">RFC. <text:span text:style-name="T1">ОПИСАНИЕ ПРОТОКОЛА.</text:span></text:p>
      <text:p text:style-name="P5"/>
      <text:p text:style-name="P5">Протокол предназначен для для общения с сервером частотного анализа текстов. Клиент может передавать тексты и получать статистические данные по ним, вычисления осуществляются сервером. Протокол реализован по принципу вопрос-ответ.</text:p>
      <text:p text:style-name="P5"/>
      <text:p text:style-name="P2">Соглашения и терминология.</text:p>
      <text:p text:style-name="P2"/>
      <text:p text:style-name="P5"><text:span text:style-name="T2">LGS </text:span>- Language Good Server - исторически сложившееся название сервера частотного анализа текстов.</text:p>
      <text:p text:style-name="P5"/>
      <text:p text:style-name="P5"><text:span text:style-name="T2">UPI </text:span>- user protocol interpreter - интерпретатор протокола на стороне пользователя - программа, извлекающая информацию из ответов сервера, может отсутствовать при подключении пользователя по протоколу telnet.</text:p>
      <text:p text:style-name="P5"/>
      <text:p text:style-name="P5"><text:span text:style-name="T2">BM </text:span>- banner message - приветственное сообщение сервера, отправляемое клиенту при установлении соединения.</text:p>
      <text:p text:style-name="P5"/>
      <text:p text:style-name="P5"><text:span text:style-name="T2">MODE </text:span>- Режим передачи - способ кодирования/декодирования, который применяется при отправке/получении сообщения из сети. Протокол предполагает, что сервер обязательно поддерживает режим PLAIN_MODE и может реализовывать режимы 7BITS_MODE и BASE_64MODE.</text:p>
      <text:p text:style-name="P5"/>
      <text:p text:style-name="P5"><text:span text:style-name="T2">PLAIN_MODE</text:span> <text:s/>- режим работы сервера, при котором сообщения не подвергаются кодированию/декодированию при отправке/получении из сети.</text:p>
      <text:p text:style-name="P5"/>
      <text:p text:style-name="P5"><text:span text:style-name="T2">7BITS_MODE </text:span>- 7 bit mode - режим работы сервера, в котором каждые 7 байт перед отправкой в сеть перепаковываются в 8 байт, в каждом из которых значащами являются 7 младших бит. В таком режиме длина отправляемой строки перед кодированием дополняется символом пробела (код ascii 32) до длины кратной 7 байтам, вставка дополнительных пробелов происходит перед последовательностью окончания строки (&lt;CR&gt;&lt;LF&gt;).</text:p>
      <text:p text:style-name="P5"><text:tab/>Так как данный режим не является частью какого-либо известного автору стандарта, ниже приведена диаграмма передачи двух вариантов последовательностей, первая не требующая вставки дополнительных пробелов, вторая — требующая:</text:p>
      <text:p text:style-name="P5"/>
      <text:p text:style-name="P8">Диаграмма, показывающая перекодирование последовательности из семи байт со значением 200 в последовательность из восьми семибитных байт для отправки в сеть:</text:p>
      <text:p text:style-name="P5"/>
      <text:p text:style-name="P5"><draw:frame draw:style-name="fr1" draw:name="Object1" text:anchor-type="paragraph" svg:width="6.4811in" svg:height="1.007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>Диаграмма, показывающая перекодирование последовательности «YES\r\n» (предварительно дополненной символами пробела) в последовательность дл<text:span text:style-name="T11">я</text:span> отправки сообщения в сеть:</text:p>
      <text:p text:style-name="P5"/>
      <text:p text:style-name="P5"><draw:frame draw:style-name="fr1" draw:name="Object2" text:anchor-type="paragraph" svg:width="6.5929in" svg:height="1.0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<text:soft-page-break/></text:p>
      <text:p text:style-name="P6"><text:span text:style-name="T2">BASE64_MODE</text:span> - Режим кодирования, при котором <text:span text:style-name="T4">сообщение преобразуется в последовательность 6-битных байт, каждый из которых является индексом в таблице перекодирования, состоящей из последовательности только печатаемых символов ASCII (обычно это буквы латинского алфавита в обоих регистрах (26*2 = 52 символа), десятичные цифры (10 символов) и еще два символа. Данный вид кодирования/декодирования является стандартом и подробно описан в <text:s/>RFC 1421 и RFC 2045.</text:span></text:p>
      <text:p text:style-name="P5"/>
      <text:p text:style-name="P2"><text:tab/>Процедура установления соединения (handshake)</text:p>
      <text:p text:style-name="P5"/>
      <text:p text:style-name="P5"><text:tab/>Соединение устанавливается, <text:span text:style-name="T4">после чего клиент </text:span>распознает <text:span text:style-name="T4">либо не распознает </text:span><text:s/>в BM название и версию сервера, например:</text:p>
      <text:p text:style-name="P5"/>
      <text:p text:style-name="P5">Text frequency analysis server v.0.02 ready. SC:ver, exit. SM:plain,7bit.</text:p>
      <text:p text:style-name="P5"/>
      <text:p text:style-name="P8"><text:tab/>В случае распознания клиентом сообщения полученного от сервера как валидного BM, клиент извлекает из BM дополнительную информацию о конкретной реализации протокола: список поддерживаемых комманд и список поддерживаемых режимов передачи. Для этой цели в BM включены следующие последовательности:</text:p>
      <text:p text:style-name="P12"/>
      <text:p text:style-name="P6"><text:tab/>Аббревиатура SC - <text:s/>расшифровывается как Supported Commands (поддерживаемые команды), за ней следует двоеточие, затем мнемоники всех поддерживаемых сервером комманд. Список заканчивается точкой. </text:p>
      <text:p text:style-name="P6"><text:tab/>Аббревиатура SM - <text:s/>расшифровывается как supported modes и имеет такой же синтаксис как и SC. Ввиду того, что разные реализации сервера LGS поддерживают различные наборы комманд и режимов передачи, UPI должен позволять конечному пользователю выполнять только поддерживаемые команды и использовать только поддерживаемые режимы передачи.</text:p>
      <text:p text:style-name="P5"/>
      <text:p text:style-name="P5"/>
      <text:p text:style-name="P2">Формат ответа сервера</text:p>
      <text:p text:style-name="P5"/>
      <text:p text:style-name="P5">Ответ сервера реализован подобно ответу сервера в протоколе ftp (rfc959) и состоит из кода ответа и текстового сообщения.</text:p>
      <text:p text:style-name="P5"/>
      <text:p text:style-name="P2">коды ответов <text:span text:style-name="T5">сервера на запросы клиента:</text:span></text:p>
      <text:p text:style-name="P5"/>
      <text:p text:style-name="P5">200 - ОК - команда выполнена нормально</text:p>
      <text:p text:style-name="P5">400 - Bad Data - неверный формат запроса (команды)</text:p>
      <text:p text:style-name="P5">404 - Not found - указанная команда не может быть выполнена, так как на сервере не найдены данные, на которые указывает аргумент команды.</text:p>
      <text:p text:style-name="P5"/>
      <text:p text:style-name="P5">формат однострочного ответа сервера:</text:p>
      <text:p text:style-name="P5">&lt;code&gt; &lt;text_message&gt;&lt;CR&gt;&lt;LF&gt;</text:p>
      <text:p text:style-name="P5"/>
      <text:p text:style-name="P5">например:</text:p>
      <text:p text:style-name="P5">200 Status OK.</text:p>
      <text:p text:style-name="P5"/>
      <text:p text:style-name="P5">формат многострочного ответа сервера:</text:p>
      <text:p text:style-name="P5"/>
      <text:p text:style-name="P5">&lt;code&gt;-&lt;first_line&gt;&lt;CR&gt;&lt;LF&gt;</text:p>
      <text:p text:style-name="P5">&lt;second_line&gt;&lt;CR&gt;&lt;LF&gt;</text:p>
      <text:p text:style-name="P5">...</text:p>
      <text:p text:style-name="P5">&lt;code&gt; &lt;last_line&gt;&lt;CR&gt;&lt;LF&gt;</text:p>
      <text:p text:style-name="P5"><text:soft-page-break/></text:p>
      <text:p text:style-name="P5"/>
      <text:p text:style-name="P5">например:</text:p>
      <text:p text:style-name="P5"/>
      <text:p text:style-name="P5">200-Stats:</text:p>
      <text:p text:style-name="P5">lines 456</text:p>
      <text:p text:style-name="P5">200 encoding UTF-8</text:p>
      <text:p text:style-name="P5"/>
      <text:p text:style-name="P2">Формат команд.</text:p>
      <text:p text:style-name="P5"/>
      <text:p text:style-name="P7">Каждая команда состоит собственно из команды и дополнительных аргументов, если таковые требуются. </text:p>
      <text:p text:style-name="P7">- <text:span text:style-name="T5">в</text:span>се команды состоят из первых 127 символов кодировки ascii и сервер воспринимает команды нечувствительно к регистру.</text:p>
      <text:p text:style-name="P5"><text:s/>- <text:span text:style-name="T5">каждая к</text:span>оманда заканчивается последовательностью символов возврата каретки и новой строки &lt;CR&gt;&lt;LF&gt;.</text:p>
      <text:p text:style-name="P5">- В качестве разделителя команды и агрументов используется пробел.</text:p>
      <text:p text:style-name="P5"/>
      <text:p text:style-name="P5">Для команд, требующих передачи нескольких строк данных на сервер, команда предусматривает передачу клиентом последовательности окончания данных (клиент должен сам сгенерировать ее, так, чтобы она не встретилась в данных) разделитель всегда является последним аргументом команды и заканчивается переносом строки.</text:p>
      <text:p text:style-name="P5">Если команда предполагает передачу на сервер одной строки, то строка является последним аргументом команды и разделитель аргументов внутри строки не трактуется сервером как разделитель. Такая передаваемая на сервер строка строка указана в формате команд как &lt;line&gt;.</text:p>
      <text:p text:style-name="P5"/>
      <text:p text:style-name="P5">общий формат команды, содержащей многострочные данные:</text:p>
      <text:p text:style-name="P5"/>
      <text:p text:style-name="P5">&lt;command&gt; &lt;argument_1&gt; &lt;argument_2&gt; ... &lt;argument_separator&gt;&lt;CR&gt;&lt;LF&gt;</text:p>
      <text:p text:style-name="P5">&lt;data_line_1&gt;&lt;CR&gt;&lt;LF&gt;</text:p>
      <text:p text:style-name="P5">&lt;data_line_2&gt;&lt;CR&gt;&lt;LF&gt;</text:p>
      <text:p text:style-name="P5">...</text:p>
      <text:p text:style-name="P5">&lt;last_data_line&gt;&lt;CR&gt;&lt;LF&gt;</text:p>
      <text:p text:style-name="P5">&lt;argument_separator&gt;&lt;CR&gt;&lt;LF&gt;</text:p>
      <text:p text:style-name="P5"/>
      <text:p text:style-name="P5">например:</text:p>
      <text:p text:style-name="P5"/>
      <text:p text:style-name="P5">pt pacman</text:p>
      <text:p text:style-name="P5">Humpty Dumpty sat on the wall,</text:p>
      <text:p text:style-name="P5">Humpty Dumpty had a great fall.</text:p>
      <text:p text:style-name="P5">All the King's horses and all the King's man</text:p>
      <text:p text:style-name="P5">Couldn't put Humpty together again.</text:p>
      <text:p text:style-name="P5">pacman</text:p>
      <text:p text:style-name="P5"/>
      <text:p text:style-name="P2">Описание команд</text:p>
      <text:p text:style-name="P5"/>
      <text:p text:style-name="P5">Все команды делятся на однострочные и многострочные, в случае многострочной команды в ее описании последним аргументом является разделитель названный в описании по-английски как &lt;separator&gt;. Все команды заканчиваются переносом строки &lt;CR&gt;, который в нижеследующем описании форматов команд опущен.</text:p>
      <text:p text:style-name="P5"/>
      <text:p text:style-name="P5">clear</text:p>
      <text:p text:style-name="P5">-----</text:p>
      <text:p text:style-name="P5"><text:soft-page-break/>Очистить буффер текста</text:p>
      <text:p text:style-name="P5"/>
      <text:p text:style-name="P5">CLEAR</text:p>
      <text:p text:style-name="P5"/>
      <text:p text:style-name="P5">pl</text:p>
      <text:p text:style-name="P5">--</text:p>
      <text:p text:style-name="P5">Отправить одну строку.</text:p>
      <text:p text:style-name="P5"/>
      <text:p text:style-name="P5">PT &lt;line&gt;</text:p>
      <text:p text:style-name="P5"/>
      <text:p text:style-name="P5">pt</text:p>
      <text:p text:style-name="P5">--</text:p>
      <text:p text:style-name="P5">Отправить текст</text:p>
      <text:p text:style-name="P5"/>
      <text:p text:style-name="P5">PT &lt;separator&gt;</text:p>
      <text:p text:style-name="P5"/>
      <text:p text:style-name="P5">mode</text:p>
      <text:p text:style-name="P5">----</text:p>
      <text:p text:style-name="P5">Установить режим передачи. По умолчанию сервер стартует в режиме MODE_PLAIN</text:p>
      <text:p text:style-name="P5"/>
      <text:p text:style-name="P5">MODE &lt;mode&gt;</text:p>
      <text:p text:style-name="P5"/>
      <text:p text:style-name="P5">enc</text:p>
      <text:p text:style-name="P5">---</text:p>
      <text:p text:style-name="P5">Установить кодировку для текста</text:p>
      <text:p text:style-name="P5"/>
      <text:p text:style-name="P5">ENC &lt;encoding_name&gt;</text:p>
      <text:p text:style-name="P5"/>
      <text:p text:style-name="P5">&lt;encoding_name&gt; - название кодировки, в которой будут передаваться не ascii символы в запросах и ответах команд PL, PT</text:p>
      <text:p text:style-name="P5">и PS.</text:p>
      <text:p text:style-name="P5"/>
      <text:p text:style-name="P5">calc</text:p>
      <text:p text:style-name="P5">----</text:p>
      <text:p text:style-name="P5">Посчитать статистику по тексту в буффере</text:p>
      <text:p text:style-name="P5"/>
      <text:p text:style-name="P5">CALC</text:p>
      <text:p text:style-name="P5"/>
      <text:p text:style-name="P5">ps</text:p>
      <text:p text:style-name="P5">--</text:p>
      <text:p text:style-name="P5">Получить посчитанную статистику по тексту</text:p>
      <text:p text:style-name="P5"/>
      <text:p text:style-name="P5">PS</text:p>
      <text:p text:style-name="P5"/>
      <text:p text:style-name="P5">Команда предполагает многострочный ответ сервера.</text:p>
      <text:p text:style-name="P5">Первая строка ответа анлийское слово STATISTICS, затем следуют статистики использования слова по одной на каждой строке:</text:p>
      <text:p text:style-name="P5"/>
      <text:p text:style-name="P5">например:</text:p>
      <text:p text:style-name="P5"/>
      <text:p text:style-name="P5">200-STATISTICS</text:p>
      <text:p text:style-name="P5">Humpty 3</text:p>
      <text:p text:style-name="P5">King 2</text:p>
      <text:p text:style-name="P5">200 Dumpty 3</text:p>
      <text:p text:style-name="P5"><text:soft-page-break/></text:p>
      <text:p text:style-name="P5">ld</text:p>
      <text:p text:style-name="P5">----</text:p>
      <text:p text:style-name="P5">Загрузить ранее сохраненную статистику</text:p>
      <text:p text:style-name="P5"/>
      <text:p text:style-name="P5">LD &lt;statistics_name&gt;</text:p>
      <text:p text:style-name="P5"/>
      <text:p text:style-name="P5">st</text:p>
      <text:p text:style-name="P5">--</text:p>
      <text:p text:style-name="P5">Сохранить текущую статистику под указанным именем</text:p>
      <text:p text:style-name="P5"/>
      <text:p text:style-name="P5">ST &lt;statistics_name&gt;</text:p>
      <text:p text:style-name="P5"/>
      <text:p text:style-name="P5">mrg</text:p>
      <text:p text:style-name="P5">---</text:p>
      <text:p text:style-name="P5">Соединить (смерджить) две статистики.</text:p>
      <text:p text:style-name="P5"/>
      <text:p text:style-name="P5">MRG &lt;statistics_to_merge_into_current&gt;</text:p>
      <text:p text:style-name="P5"/>
      <text:p text:style-name="P5"/>
      <text:p text:style-name="P5">Сводное описание команд и ответов сервера</text:p>
      <text:p text:style-name="P5">=========================================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14">Команда</text:p>
          </table:table-cell>
          <table:table-cell table:style-name="Table1.B1" table:number-columns-spanned="3" office:value-type="string">
            <text:p text:style-name="P15">Возможные ответы сервера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14">Код</text:p>
          </table:table-cell>
          <table:table-cell table:style-name="Table1.B2" office:value-type="string">
            <text:p text:style-name="P14"><text:s/>P/H/C (*)</text:p>
          </table:table-cell>
          <table:table-cell table:style-name="Table1.D2" office:value-type="string">
            <text:p text:style-name="P14">Описание содержания сообщения</text:p>
          </table:table-cell>
        </table:table-row>
        <table:table-row>
          <table:table-cell table:style-name="Table1.B2" office:value-type="string">
            <text:p text:style-name="P7">ver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C</text:p>
          </table:table-cell>
          <table:table-cell table:style-name="Table1.D2" office:value-type="string">
            <text:p text:style-name="P7">Версия сервера в виде десятичного числа</text:p>
          </table:table-cell>
        </table:table-row>
        <table:table-row>
          <table:table-cell table:style-name="Table1.B2" office:value-type="string">
            <text:p text:style-name="P7">exit</text:p>
          </table:table-cell>
          <table:table-cell table:style-name="Table1.B2" office:value-type="string">
            <text:p text:style-name="P7">200</text:p>
          </table:table-cell>
          <table:table-cell table:style-name="Table1.B2" office:value-type="string">
            <text:p text:style-name="P7">P</text:p>
          </table:table-cell>
          <table:table-cell table:style-name="Table1.D2" office:value-type="string">
            <text:p text:style-name="P7">Строка `Goodbye!`</text:p>
          </table:table-cell>
        </table:table-row>
        <table:table-row>
          <table:table-cell table:style-name="Table1.B2" office:value-type="string">
            <text:p text:style-name="P7">pl &lt;line&gt;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H</text:p>
          </table:table-cell>
          <table:table-cell table:style-name="Table1.D2" office:value-type="string">
            <text:p text:style-name="P7">Строка `line has been collected (%d at the moment).` <text:s/></text:p>
          </table:table-cell>
        </table:table-row>
        <table:table-row>
          <table:table-cell table:style-name="Table1.B2" office:value-type="string">
            <text:p text:style-name="P7">pt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H</text:p>
          </table:table-cell>
          <table:table-cell table:style-name="Table1.D2" office:value-type="string">
            <text:p text:style-name="P7">Строка `%d lines has been collected (%d total)`</text:p>
          </table:table-cell>
        </table:table-row>
        <table:table-row>
          <table:table-cell table:style-name="Table1.B2" office:value-type="string">
            <text:p text:style-name="P7">enc &lt;name&gt;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H</text:p>
          </table:table-cell>
          <table:table-cell table:style-name="Table1.D2" office:value-type="string">
            <text:p text:style-name="P7">Строка `Encoding has been set to "%s"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14">404</text:p>
          </table:table-cell>
          <table:table-cell table:style-name="Table1.B2" office:value-type="string">
            <text:p text:style-name="P14">H</text:p>
          </table:table-cell>
          <table:table-cell table:style-name="Table1.D2" office:value-type="string">
            <text:p text:style-name="P7">Строка `encoding "%s" not found!` </text:p>
          </table:table-cell>
        </table:table-row>
        <table:table-row>
          <table:table-cell table:style-name="Table1.B2" office:value-type="string">
            <text:p text:style-name="P14">calc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H</text:p>
          </table:table-cell>
          <table:table-cell table:style-name="Table1.D2" office:value-type="string">
            <text:p text:style-name="P7">Строка `Calculated (%d lines, %d words)`</text:p>
          </table:table-cell>
        </table:table-row>
        <table:table-row>
          <table:table-cell table:style-name="Table1.B2" office:value-type="string">
            <text:p text:style-name="P14">ps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C</text:p>
          </table:table-cell>
          <table:table-cell table:style-name="Table1.D2" office:value-type="string">
            <text:p text:style-name="P7">Сообщение содержит распечатку текущей статистики, <text:s/>статистика начинается со строки с ключевым словом "STATISTICS" за которой следуют найденные в тексте <text:s/>слова (WORD) с количеством вхождений (COUNT), по одному накаждой строке: </text:p>
            <text:p text:style-name="P7"/>
            <text:p text:style-name="P7">message = header-keyword statistics</text:p>
            <text:p text:style-name="P7">header-keyword = "STATISTICS" </text:p>
            <text:p text:style-name="P7">statistics = statistics-line [statistics]</text:p>
            <text:p text:style-name="P7">statistics-line = WORD " " DECIMAL</text:p>
          </table:table-cell>
        </table:table-row>
        <table:table-row>
          <table:table-cell table:style-name="Table1.B2" office:value-type="string">
            <text:p text:style-name="P7">ld &lt;name&gt;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P</text:p>
          </table:table-cell>
          <table:table-cell table:style-name="Table1.D2" office:value-type="string">
            <text:p text:style-name="P7">Строка `Statistics "%s" has been loaded.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14">404</text:p>
          </table:table-cell>
          <table:table-cell table:style-name="Table1.B2" office:value-type="string">
            <text:p text:style-name="P14">P</text:p>
          </table:table-cell>
          <table:table-cell table:style-name="Table1.D2" office:value-type="string">
            <text:p text:style-name="P7">Строка `Statistics "%s" not found!`</text:p>
          </table:table-cell>
        </table:table-row>
        <table:table-row>
          <table:table-cell table:style-name="Table1.B2" office:value-type="string">
            <text:p text:style-name="P14">st &lt;name&gt;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P</text:p>
          </table:table-cell>
          <table:table-cell table:style-name="Table1.D2" office:value-type="string">
            <text:p text:style-name="P7">Строка `Statistics "%s" has been saved` </text:p>
          </table:table-cell>
        </table:table-row>
        <table:table-row>
          <table:table-cell table:style-name="Table1.B2" office:value-type="string">
            <text:p text:style-name="P14">mrg &lt;name&gt;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P</text:p>
          </table:table-cell>
          <table:table-cell table:style-name="Table1.D2" office:value-type="string">
            <text:p text:style-name="P7">Строка `Statistics "%s" has been merge into current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14">404</text:p>
          </table:table-cell>
          <table:table-cell table:style-name="Table1.B2" office:value-type="string">
            <text:p text:style-name="P14">P</text:p>
          </table:table-cell>
          <table:table-cell table:style-name="Table1.D2" office:value-type="string">
            <text:p text:style-name="P7">Строка `Statistics "%s" has not been loaded!!!` </text:p>
          </table:table-cell>
        </table:table-row>
      </table:table>
      <text:p text:style-name="P5"/>
      <text:p text:style-name="P5">(*) Предназначение сообщения:</text:p>
      <text:p text:style-name="P5"><text:soft-page-break/></text:p>
      <text:p text:style-name="P5"><text:span text:style-name="T2">P</text:span> - predefined - сообщение является предопределенным (описанием протокола либо настройками сервера), и всегда возвращается определенным сервером всместе с указанным в таблице кодом ответа.</text:p>
      <text:p text:style-name="P5"/>
      <text:p text:style-name="P5"><text:span text:style-name="T2">H</text:span> - human addressed - сообщение содержит информацию предназначенную для человека и носящую вспомогательный характер. UPI не должен извлекать эту информацию.</text:p>
      <text:p text:style-name="P5"/>
      <text:p text:style-name="P5"><text:span text:style-name="T2">C</text:span> - computer addressed - сообщение содержит информацию которая должна быть извлечена UPI.</text:p>
      <text:p text:style-name="P1"/>
      <text:p text:style-name="P1"/>
      <text:p text:style-name="P13"><text:tab/>Инструкция по развертыванию проекта.</text:p>
      <text:p text:style-name="P1"/>
      <text:p text:style-name="P10"><text:tab/>Все исходные коды всего ПО размещены в публичном доступе под различными вариантами лицензии GPL на крупнейшем хостинге IT проектов github.com комнании GitHub Inc., предоставляющей репозитории git и средства <text:span text:style-name="T14">совместной</text:span> работы над проектами (для проектов с открытым исходным кодом сервис является бесплатным).</text:p>
      <text:p text:style-name="P11"><text:tab/><text:span text:style-name="T10">Основная ссылка </text:span><text:a xlink:type="simple" xlink:href="https://github.com/belyak/ftk-5-networks-core"><text:span text:style-name="T10">https://github.com/belyak/ftk-5-networks-core</text:span></text:a><text:span text:style-name="T10">, это репозиторий содержащий код на языке python и данный отчет. Также на странице имеются ссылки на репозитории с++ и java проектов. Разнесение исходного кода различных частей ПО на отдельные репозитории является распространенной практикой когда части реализованы без общей кодовой базы, что в данном случае имеет место.</text:span></text:p>
      <text:p text:style-name="P10"><text:tab/>Для получения исходного кода каждой из частей проекта в инструкции по развертыванию будут приведены ссылки на git репозитории. Для получения исходного кода в системе должен быть установлен клиент системы контроля версий git доступный либо из репозиториев пакетов большинства современных unix подобных систем, либо с сайта <text:a xlink:type="simple" xlink:href="http://git-scm.com/">http://git-scm.com/</text:a>.</text:p>
      <text:p text:style-name="P10"/>
      <text:p text:style-name="P26"/>
      <text:p text:style-name="P3">1) Развертывание python версии сервера.</text:p>
      <text:p text:style-name="P3"/>
      <text:list xml:id="list9171031678462558587" text:style-name="L2">
        <text:list-item>
          <text:p text:style-name="P19">Получение исходного кода.</text:p>
          <text:p text:style-name="P29"><text:span text:style-name="T7">$ </text:span><text:bookmark-start text:name="__DdeLink__716_968146725"/><text:span text:style-name="T7">git clone </text:span><text:a xlink:type="simple" xlink:href="https://github.com/belyak/ftk-5-networks-core.git"><text:span text:style-name="T7">https://github.com/belyak/ftk-5-networks-core.git</text:span></text:a><text:span text:style-name="T7"> [&lt;имя папки&gt;]</text:span><text:bookmark-end text:name="__DdeLink__716_968146725"/></text:p>
          <text:p text:style-name="P22">В результате выполнения команды клиент git создаст локальную копию репозитория либо в указанной папке, либо в папке ftk-5-networks-core.</text:p>
          <text:p text:style-name="P22"/>
        </text:list-item>
        <text:list-item>
          <text:p text:style-name="P23">Для запуска приложения в системе требуется установлненный интерпретатор языка python версии 3.<text:span text:style-name="T13">4</text:span> или выше. <text:span text:style-name="T12">Он может быть получен из репозитория пакетов конкретной ОС, например, для установки в системе Debian GNU/Linux достаточно из под суперпользователя выполнить команду:</text:span></text:p>
          <text:p text:style-name="P24">$ apt-get install python3</text:p>
          <text:p text:style-name="P24">В случае невозможности/нежелания получить требуемую версию интерпретатора из репозитория пакетов ОС (например в случае присутствия в системе интерпретатора версии 3.2 и нежелания производить апгрейд), его можно получить в виде архива с исходным кодом и установить:</text:p>
          <text:p text:style-name="P25">$ wget <text:a xlink:type="simple" xlink:href="https://www.python.org/ftp/python/3.4.1/Python-3.4.1.tgz"><text:span text:style-name="T13">https://www.python.org/ftp/python/3.4.1/Python-3.4.1.tgz</text:span></text:a></text:p>
          <text:p text:style-name="P24">$ tar -xzf Python-3.<text:span text:style-name="T13">4</text:span>.<text:span text:style-name="T13">1</text:span>.tgz</text:p>
          <text:p text:style-name="P24">$ cd <text:s/>Python-3.<text:span text:style-name="T13">4</text:span>.<text:span text:style-name="T13">1</text:span></text:p>
          <text:p text:style-name="P24">$ ./configure</text:p>
          <text:p text:style-name="P24">$ make</text:p>
          <text:p text:style-name="P24">затем для установки в качестве основного интерпретатора версии 3:</text:p>
          <text:p text:style-name="P24">$ make install</text:p>
          <text:p text:style-name="P24">для установки одновременно с имеющимся в системе интерпретатором версии 3:</text:p>
          <text:p text:style-name="P24">$ make altinstall</text:p>
          <text:p text:style-name="P20"/>
        </text:list-item>
        <text:list-item>
          <text:p text:style-name="P31"><text:span text:style-name="T5">Развертывание с++ версии сервера.</text:span></text:p>
          <text:p text:style-name="P31"/>
        </text:list-item>
        <text:list-item>
          <text:p text:style-name="P32"><text:span text:style-name="T2">Демонизация серверного ПО.</text:span></text:p>
          <text:p text:style-name="P32"/>
          <text:p text:style-name="P32"><text:span text:style-name="T8">Для демонизации серверного процесса (как python так и с++ версий) была использована систем управления процессами supervisor (</text:span><text:a xlink:type="simple" xlink:href="http://supervisord.org/"><text:span text:style-name="T8">http://supervisord.org/</text:span></text:a><text:span text:style-name="T8">). Она присутствует во многих современных дистрибутивах линукс, в частности для ее установки в системе debian следует в режиме суперпользователя выполнить:</text:span></text:p>
          <text:p text:style-name="P32"/>
          <text:p text:style-name="P28"><text:span text:style-name="T15">$ apt-get install supervisor</text:span></text:p>
          <text:p text:style-name="P32"><text:soft-page-break/><text:span text:style-name="T7">После установки следует скопировать файл конфигурации супервизора из каталога основного репозитория проекта:</text:span></text:p>
          <text:p text:style-name="P32"/>
          <text:p text:style-name="P28">$ cp <text:s/>~andy/ftk-5-networks-core/lgs_supervisord.conf /etc/supervisor/conf.d</text:p>
          <text:p text:style-name="P36"/>
          <text:p text:style-name="P32"><text:span text:style-name="T7">Скопированный файл конфигурации достаточно прост:</text:span></text:p>
          <text:p text:style-name="P32"/>
          <text:p text:style-name="P35"><text:span text:style-name="T17">$ </text:span>cat /etc/supervisor/conf.d/lgs_supervisord.conf </text:p>
          <text:p text:style-name="P33"><text:span text:style-name="T7">[program:lgs_python]</text:span></text:p>
          <text:p text:style-name="P33"><text:span text:style-name="T7">command=python3 /home/andy/works/ftk-seti/ftk-5-networks-core/lgs.py</text:span></text:p>
          <text:p text:style-name="P33"><text:span text:style-name="T7">autorestart=true</text:span></text:p>
          <text:p text:style-name="P33"><text:span text:style-name="T7">autostart=false</text:span></text:p>
          <text:p text:style-name="P33"/>
          <text:p text:style-name="P33"><text:span text:style-name="T7">[program:lgs_cpp]</text:span></text:p>
          <text:p text:style-name="P33"><text:span text:style-name="T7">command=/home/andy/works/ftk-seti/ftk-5-networks-core-linux/lgs_standalone.sh</text:span></text:p>
          <text:p text:style-name="P33"><text:span text:style-name="T7">autorestart=true</text:span></text:p>
          <text:p text:style-name="P33"><text:span text:style-name="T7">autostart=false</text:span></text:p>
          <text:p text:style-name="P32"/>
          <text:p text:style-name="P32"><text:span text:style-name="T7">Его следует отредактировать, указав пути к файлам клонированных репозиториев. </text:span><text:span text:style-name="T9">Затем следует перезапустить супервизор и запустить утилиту управления процессами:</text:span></text:p>
          <text:p text:style-name="P32"><text:span text:style-name="T9"/></text:p>
          <text:p text:style-name="P34">$ /etc/init.d/supervisor restart</text:p>
          <text:p text:style-name="P34">Restarting supervisor: supervisord.</text:p>
          <text:p text:style-name="P34">$ supervisorctl</text:p>
          <text:p text:style-name="P34">lgs_cpp<text:tab/><text:tab/>STOPPED <text:s text:c="3"/></text:p>
          <text:p text:style-name="P34">lgs_python<text:tab/><text:tab/>STOPPED</text:p>
          <text:p text:style-name="P34">supervisor&gt; start lgs_python</text:p>
          <text:p text:style-name="P34">lgs_python: started</text:p>
          <text:p text:style-name="P34">supervisor&gt; status</text:p>
          <text:p text:style-name="P34">lgs_cpp<text:tab/><text:tab/>STOPPED <text:s text:c="3"/></text:p>
          <text:p text:style-name="P34">lgs_python<text:tab/><text:tab/>RUNNING <text:s text:c="3"/>pid 8268, uptime 0:00:06</text:p>
        </text:list-item>
      </text:list>
      <text:p text:style-name="P27"/>
      <text:p text:style-name="P27"><text:tab/><text:span text:style-name="T16">Аналогичным способом производиться запуск с++ версии сервера.</text:span></text:p>
      <text:list xml:id="list11751695439772" text:continue-numbering="true" text:style-name="L2">
        <text:list-header>
          <text:p text:style-name="P30"/>
        </text:list-header>
        <text:list-item>
          <text:p text:style-name="P30">Использование клиента telnet.</text:p>
        </text:list-item>
        <text:list-item>
          <text:p text:style-name="P30">Использование клиента с графическим интерфейсом.</text:p>
        </text:list-item>
      </text:list>
      <text:p text:style-name="P3"/>
      <text:p text:style-name="P1"/>
      <text:p text:style-name="P13">Инструкция по тестированию.</text:p>
      <text:p text:style-name="P1"/>
      <text:p text:style-name="P1"/>
      <text:p text:style-name="P13">Инструкция оператора.</text:p>
      <text:p text:style-name="P1"/>
      <text:p text:style-name="P1"/>
      <text:p text:style-name="P13">Приложения (исходные коды, конфиги)</text:p>
      <text:p text:style-name="P1"/>
      <text:p text:style-name="P1"/>
      <text:p text:style-name="P13">Вывод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30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5T14:31:33.984634364</meta:creation-date>
    <meta:generator>LibreOffice/4.2.3.3$Linux_X86_64 LibreOffice_project/420m0$Build-3</meta:generator>
    <dc:date>2014-05-28T01:17:51.330511464</dc:date>
    <meta:editing-duration>PT11H43M42S</meta:editing-duration>
    <meta:editing-cycles>16</meta:editing-cycles>
    <meta:document-statistic meta:table-count="1" meta:image-count="0" meta:object-count="2" meta:page-count="13" meta:paragraph-count="240" meta:word-count="1756" meta:character-count="13595" meta:non-whitespace-character-count="120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6" table:default-cell-style-name="Default"/>
        <table:table-row table:style-name="ro1" table:number-rows-repeated="4">
          <table:table-cell table:number-columns-repeated="57"/>
        </table:table-row>
        <table:table-row table:style-name="ro1">
          <table:table-cell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table:number-columns-repeated="56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/>
          <table:table-cell table:style-name="ce13" office:value-type="float" office:value="100" calcext:value-type="float" table:number-columns-spanned="7" table:number-rows-spanned="1">
            <text:p>100</text:p>
          </table:table-cell>
          <table:covered-table-cell table:number-columns-repeated="6" table:style-name="ce16"/>
          <table:table-cell table:style-name="ce13" office:value-type="float" office:value="50" calcext:value-type="float" table:number-columns-spanned="7" table:number-rows-spanned="1">
            <text:p>50</text:p>
          </table:table-cell>
          <table:covered-table-cell table:number-columns-repeated="6" table:style-name="ce16"/>
          <table:table-cell table:style-name="ce13" office:value-type="float" office:value="25" calcext:value-type="float" table:number-columns-spanned="7" table:number-rows-spanned="1">
            <text:p>25</text:p>
          </table:table-cell>
          <table:covered-table-cell table:number-columns-repeated="6" table:style-name="ce16"/>
          <table:table-cell table:style-name="ce13" office:value-type="float" office:value="12" calcext:value-type="float" table:number-columns-spanned="7" table:number-rows-spanned="1">
            <text:p>12</text:p>
          </table:table-cell>
          <table:covered-table-cell table:number-columns-repeated="6" table:style-name="ce16"/>
          <table:table-cell table:style-name="ce13" office:value-type="float" office:value="70" calcext:value-type="float" table:number-columns-spanned="7" table:number-rows-spanned="1">
            <text:p>70</text:p>
          </table:table-cell>
          <table:covered-table-cell table:number-columns-repeated="6" table:style-name="ce16"/>
          <table:table-cell table:style-name="ce13" office:value-type="float" office:value="35" calcext:value-type="float" table:number-columns-spanned="7" table:number-rows-spanned="1">
            <text:p>35</text:p>
          </table:table-cell>
          <table:covered-table-cell table:number-columns-repeated="6" table:style-name="ce16"/>
          <table:table-cell table:style-name="ce13" office:value-type="float" office:value="17" calcext:value-type="float" table:number-columns-spanned="7" table:number-rows-spanned="1">
            <text:p>17</text:p>
          </table:table-cell>
          <table:covered-table-cell table:number-columns-repeated="6" table:style-name="ce16"/>
          <table:table-cell table:style-name="ce13" office:value-type="float" office:value="72" calcext:value-type="float" table:number-columns-spanned="7" table:number-rows-spanned="1">
            <text:p>72</text:p>
          </table:table-cell>
          <table:covered-table-cell table:number-columns-repeated="6" table:style-name="ce1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21:29:49.699958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6" table:default-cell-style-name="Default"/>
        <table:table-row table:style-name="ro1" table:number-rows-repeated="14">
          <table:table-cell table:number-columns-repeated="57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89 (“Y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69 (“E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83(“S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32(“ “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32(“ “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13 (&lt;CR&gt;, “\r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10 (&lt;LF&gt;, “\n”)</text:p>
          </table:table-cell>
          <table:covered-table-cell table:number-columns-repeated="6" table:style-name="ce14"/>
          <table:covered-table-cell table:style-name="ce18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table:number-columns-repeated="5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/>
          <table:table-cell table:style-name="ce13" office:value-type="float" office:value="44" calcext:value-type="float" table:number-columns-spanned="7" table:number-rows-spanned="1">
            <text:p>44</text:p>
          </table:table-cell>
          <table:covered-table-cell table:number-columns-repeated="6" table:style-name="ce16"/>
          <table:table-cell table:style-name="ce13" office:value-type="float" office:value="81" calcext:value-type="float" table:number-columns-spanned="7" table:number-rows-spanned="1">
            <text:p>81</text:p>
          </table:table-cell>
          <table:covered-table-cell table:number-columns-repeated="6" table:style-name="ce16"/>
          <table:table-cell table:style-name="ce13" office:value-type="float" office:value="42" calcext:value-type="float" table:number-columns-spanned="7" table:number-rows-spanned="1">
            <text:p>42</text:p>
          </table:table-cell>
          <table:covered-table-cell table:number-columns-repeated="6" table:style-name="ce16"/>
          <table:table-cell table:style-name="ce13" office:value-type="float" office:value="50" calcext:value-type="float" table:number-columns-spanned="7" table:number-rows-spanned="1">
            <text:p>50</text:p>
          </table:table-cell>
          <table:covered-table-cell table:number-columns-repeated="6" table:style-name="ce16"/>
          <table:table-cell table:style-name="ce13" office:value-type="float" office:value="1" calcext:value-type="float" table:number-columns-spanned="7" table:number-rows-spanned="1">
            <text:p>1</text:p>
          </table:table-cell>
          <table:covered-table-cell table:number-columns-repeated="6" table:style-name="ce16"/>
          <table:table-cell table:style-name="ce13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16"/>
          <table:table-cell table:style-name="ce13" office:value-type="float" office:value="26" calcext:value-type="float" table:number-columns-spanned="7" table:number-rows-spanned="1">
            <text:p>26</text:p>
          </table:table-cell>
          <table:covered-table-cell table:number-columns-repeated="6" table:style-name="ce16"/>
          <table:table-cell table:style-name="ce13" office:value-type="float" office:value="10" calcext:value-type="float" table:number-columns-spanned="7" table:number-rows-spanned="1">
            <text:p>10</text:p>
          </table:table-cell>
          <table:covered-table-cell table:number-columns-repeated="6" table:style-name="ce1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21:31:09.357439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